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exend" svg:font-family="Lexend" style:font-pitch="variable"/>
    <style:font-face style:name="Lexend ExtraBold" svg:font-family="'Lexend Extra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Title">
      <style:paragraph-properties fo:margin-top="0.624cm" fo:margin-bottom="0.413cm" style:contextual-spacing="false" fo:text-align="start" style:justify-single-word="false"/>
      <style:text-properties style:font-name="Lexend ExtraBold" fo:font-size="20pt" officeooo:rsid="001c341d" officeooo:paragraph-rsid="001c341d" style:font-size-asian="20pt" style:font-size-complex="20pt"/>
    </style:style>
    <style:style style:name="P2" style:family="paragraph" style:parent-style-name="Text_20_body">
      <style:text-properties officeooo:rsid="001c341d" officeooo:paragraph-rsid="001c341d"/>
    </style:style>
    <style:style style:name="P3" style:family="paragraph" style:parent-style-name="Heading_20_2">
      <style:text-properties officeooo:rsid="001fb5fa" officeooo:paragraph-rsid="001fb5fa"/>
    </style:style>
    <style:style style:name="P4" style:family="paragraph" style:parent-style-name="Text_20_body">
      <style:paragraph-properties fo:margin-top="0.101cm" fo:margin-bottom="0.347cm" style:contextual-spacing="false"/>
      <style:text-properties officeooo:rsid="001c341d" officeooo:paragraph-rsid="001c341d"/>
    </style:style>
    <style:style style:name="P5" style:family="paragraph" style:parent-style-name="Text_20_body">
      <style:text-properties fo:font-size="14pt" officeooo:paragraph-rsid="001e2a6e" style:font-size-asian="14pt" style:font-size-complex="14pt"/>
    </style:style>
    <style:style style:name="P6" style:family="paragraph" style:parent-style-name="Text_20_body">
      <style:paragraph-properties fo:margin-top="0.201cm" fo:margin-bottom="0.448cm" style:contextual-spacing="false"/>
      <style:text-properties style:font-name="Trebuchet MS" fo:font-size="14pt" fo:font-weight="normal" officeooo:rsid="000516b8" officeooo:paragraph-rsid="001c341d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officeooo:paragraph-rsid="001fb5fa" style:font-size-asian="14pt" style:font-size-complex="14pt"/>
    </style:style>
    <style:style style:name="P8" style:family="paragraph" style:parent-style-name="Text_20_body">
      <style:paragraph-properties fo:margin-top="0.201cm" fo:margin-bottom="0.448cm" style:contextual-spacing="false"/>
      <style:text-properties style:font-name="Trebuchet MS" fo:font-size="14pt" fo:font-weight="normal" officeooo:rsid="000516b8" officeooo:paragraph-rsid="001fb5fa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Lexend" fo:font-size="14pt" officeooo:paragraph-rsid="001fb5fa" style:font-size-asian="14pt" style:font-size-complex="14pt"/>
    </style:style>
    <style:style style:name="P10" style:family="paragraph" style:parent-style-name="Text_20_body">
      <style:text-properties style:font-name="Trebuchet MS" fo:font-size="14pt" fo:font-weight="normal" officeooo:rsid="000516b8" officeooo:paragraph-rsid="001fb5fa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Trebuchet MS" fo:font-size="14pt" fo:font-weight="normal" officeooo:rsid="001fb5fa" officeooo:paragraph-rsid="001fb5fa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officeooo:paragraph-rsid="00215bc7" style:font-size-asian="14pt" style:font-size-complex="14pt"/>
    </style:style>
    <style:style style:name="P13" style:family="paragraph" style:parent-style-name="Text_20_body">
      <style:text-properties style:font-name="Trebuchet MS" fo:font-size="14pt" fo:font-weight="normal" officeooo:rsid="000516b8" officeooo:paragraph-rsid="00215bc7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Trebuchet MS" fo:font-size="14pt" fo:font-weight="normal" officeooo:rsid="00215bc7" officeooo:paragraph-rsid="00215bc7" style:font-size-asian="14pt" style:font-weight-asian="normal" style:font-size-complex="14pt" style:font-weight-complex="normal"/>
    </style:style>
    <style:style style:name="T1" style:family="text">
      <style:text-properties officeooo:rsid="0023e03c"/>
    </style:style>
    <style:style style:name="T2" style:family="text">
      <style:text-properties fo:font-size="14pt" officeooo:rsid="0023e03c" style:font-size-asian="14pt" style:font-size-complex="14pt"/>
    </style:style>
    <style:style style:name="T3" style:family="text">
      <style:text-properties fo:font-size="14pt" officeooo:rsid="001e2a6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Trebuchet MS" fo:font-size="14pt" fo:font-style="normal" fo:font-weight="normal" officeooo:rsid="000516b8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1e2a6e"/>
    </style:style>
    <style:style style:name="T8" style:family="text">
      <style:text-properties officeooo:rsid="001fb5fa"/>
    </style:style>
    <style:style style:name="T9" style:family="text">
      <style:text-properties style:font-name="Trebuchet MS" fo:font-weight="normal" officeooo:rsid="000516b8" style:font-weight-asian="normal" style:font-weight-complex="normal"/>
    </style:style>
    <style:style style:name="T10" style:family="text">
      <style:text-properties fo:font-weight="normal" officeooo:rsid="001fb5fa" style:font-weight-asian="normal" style:font-weight-complex="normal"/>
    </style:style>
    <style:style style:name="T11" style:family="text">
      <style:text-properties style:font-name="Lexend" officeooo:rsid="0023e03c"/>
    </style:style>
    <style:style style:name="T12" style:family="text">
      <style:text-properties style:font-name="Lexend"/>
    </style:style>
    <style:style style:name="T13" style:family="text">
      <style:text-properties officeooo:rsid="000516b8"/>
    </style:style>
    <style:style style:name="T14" style:family="text">
      <style:text-properties style:font-name="Lexend" officeooo:rsid="00246c5d"/>
    </style:style>
    <style:style style:name="T15" style:family="text">
      <style:text-properties officeooo:rsid="00246c5d"/>
    </style:style>
    <style:style style:name="T16" style:family="text">
      <style:text-properties style:font-name="Lexend" officeooo:rsid="001c341d"/>
    </style:style>
    <style:style style:name="T17" style:family="text">
      <style:text-properties style:font-name="Lexend" officeooo:rsid="00051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dividual </text:span>Reflection Worksheet</text:p>
      <text:p text:style-name="P2">It’s time to discuss your behavior with the teacher. Be honest, focus on progress and complete this worksheet with the teacher.</text:p>
      <text:h text:style-name="P3" text:outline-level="2">Questions</text:h>
      <text:p text:style-name="P4"><text:span text:style-name="T2">1</text:span><text:span text:style-name="T3">. </text:span><text:span text:style-name="T4">How are you feeling now? <text:s text:c="3"/>😊       😐       🙁 <text:s text:c="3"/></text:span><text:span text:style-name="Emphasis"><text:span text:style-name="T5">I feel </text:span></text:span><text:span text:style-name="Emphasis"><text:span text:style-name="T6">_______________</text:span></text:span><text:span text:style-name="T5">.</text:span></text:p>
      <text:p text:style-name="P5"><text:span text:style-name="T1">2</text:span><text:span text:style-name="T7">. </text:span>What <text:span text:style-name="T8">did you do?</text:span> <text:span text:style-name="T9">______________________________________________</text:span></text:p>
      <text:p text:style-name="P6">_________________________________________________________________ </text:p>
      <text:p text:style-name="P7"><text:span text:style-name="T1">3</text:span><text:span text:style-name="T8">. How did it affect others</text:span>? <text:span text:style-name="T9">________________________________________</text:span></text:p>
      <text:p text:style-name="P8">_________________________________________________________________ </text:p>
      <text:p text:style-name="P9"><text:span text:style-name="T1">4</text:span><text:span text:style-name="T8">. </text:span><text:span text:style-name="T10">What was going on for you? </text:span><text:span text:style-name="T9">_____________________________________</text:span></text:p>
      <text:p text:style-name="P10">_________________________________________________________________ </text:p>
      <text:p text:style-name="P11"><text:span text:style-name="T11">5</text:span><text:span text:style-name="T12">. a. What do you think others needed? </text:span><text:span text:style-name="T13">_____________________________</text:span></text:p>
      <text:p text:style-name="P10">_________________________________________________________________ </text:p>
      <text:p text:style-name="P11"><text:s text:c="4"/><text:span text:style-name="T12">b. What do you think you needed? </text:span><text:span text:style-name="T13">_______________________________</text:span></text:p>
      <text:p text:style-name="P10">_________________________________________________________________</text:p>
      <text:p text:style-name="P12"><text:span text:style-name="T1">6</text:span>. How can we make it better? <text:span text:style-name="T9">_____________________________________</text:span></text:p>
      <text:p text:style-name="P13">_________________________________________________________________ </text:p>
      <text:p text:style-name="P14"><text:span text:style-name="T11">7</text:span><text:span text:style-name="T12">. What is the plan? </text:span><text:span text:style-name="T13">_______________________________________________</text:span></text:p>
      <text:p text:style-name="P13">_________________________________________________________________ </text:p>
      <text:p text:style-name="P13">_________________________________________________________________ </text:p>
      <text:p text:style-name="P13"><text:span text:style-name="T14">8. When will we follow up?</text:span><text:span text:style-name="T15"> </text:span>_________________________________________ </text:p>
      <text:h text:style-name="Heading_20_2" text:outline-level="2">Agreed</text:h>
      <text:p text:style-name="P14"><text:span text:style-name="T16">Name: </text:span><text:span text:style-name="T13">_____________________________ <text:s text:c="2"/></text:span><text:span text:style-name="T17">Date: </text:span><text:span text:style-name="T13">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exend" svg:font-family="Lexend" style:font-pitch="variable"/>
    <style:font-face style:name="Lexend ExtraBold" svg:font-family="'Lexend Extra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exend" fo:font-family="Lexend" style:font-pitch="variable" officeooo:rsid="001790b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654cm" fo:margin-bottom="0.513cm" style:contextual-spacing="false"/>
      <style:text-properties style:font-name="Lexend" fo:font-family="Lexend" style:font-pitch="variable" fo:font-size="16pt" fo:font-weight="bold" officeooo:rsid="001790b6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20:59:14.953662346</meta:creation-date>
    <dc:title>Worksheet</dc:title>
    <meta:editing-duration>PT12H14M42S</meta:editing-duration>
    <meta:editing-cycles>9</meta:editing-cycles>
    <meta:generator>LibreOffice/25.2.4.3$Linux_X86_64 LibreOffice_project/520$Build-3</meta:generator>
    <meta:initial-creator>James Smith</meta:initial-creator>
    <dc:date>2025-07-16T15:11:53.943987576</dc:date>
    <dc:creator>James Smith</dc:creator>
    <meta:document-statistic meta:table-count="0" meta:image-count="0" meta:object-count="0" meta:page-count="1" meta:paragraph-count="22" meta:word-count="109" meta:character-count="1383" meta:non-whitespace-character-count="1264"/>
  </office:meta>
</office:document-meta>
</file>